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margin-top="0in" fo:margin-bottom="0in" loext:contextual-spacing="false"/>
    </style:style>
    <style:style style:name="P2" style:family="paragraph" style:parent-style-name="normal">
      <style:paragraph-properties fo:margin-top="0in" fo:margin-bottom="0in" loext:contextual-spacing="false" fo:line-height="100%"/>
    </style:style>
    <style:style style:name="P3" style:family="paragraph" style:parent-style-name="normal">
      <style:paragraph-properties fo:margin-top="0in" fo:margin-bottom="0in" loext:contextual-spacing="false" fo:line-height="100%"/>
      <style:text-properties officeooo:paragraph-rsid="001109a4"/>
    </style:style>
    <style:style style:name="P4" style:family="paragraph" style:parent-style-name="normal">
      <style:paragraph-properties fo:margin-top="0in" fo:margin-bottom="0in" loext:contextual-spacing="false" fo:line-height="100%"/>
      <style:text-properties fo:font-size="10pt" officeooo:paragraph-rsid="001ac810" style:font-size-asian="10pt" style:font-size-complex="10pt"/>
    </style:style>
    <style:style style:name="P5" style:family="paragraph" style:parent-style-name="normal">
      <style:paragraph-properties fo:margin-top="0in" fo:margin-bottom="0in" loext:contextual-spacing="false" fo:line-height="100%"/>
      <style:text-properties fo:font-size="10pt" officeooo:paragraph-rsid="00246975" style:font-size-asian="10pt" style:font-size-complex="10pt"/>
    </style:style>
    <style:style style:name="P6" style:family="paragraph" style:parent-style-name="normal">
      <style:paragraph-properties fo:margin-top="0in" fo:margin-bottom="0in" loext:contextual-spacing="false" fo:line-height="100%"/>
      <style:text-properties fo:font-size="10pt" officeooo:paragraph-rsid="0026dbff" style:font-size-asian="10pt" style:font-size-complex="10pt"/>
    </style:style>
    <style:style style:name="P7" style:family="paragraph" style:parent-style-name="normal">
      <style:paragraph-properties fo:margin-top="0in" fo:margin-bottom="0in" loext:contextual-spacing="false"/>
      <style:text-properties style:font-name="Times New Roman" fo:font-size="11pt" fo:font-weight="bold" style:font-name-asian="Times New Roman1" style:font-size-asian="11pt" style:font-weight-asian="bold" style:font-name-complex="Times New Roman1" style:font-size-complex="11pt"/>
    </style:style>
    <style:style style:name="P8" style:family="paragraph" style:parent-style-name="normal">
      <style:paragraph-properties fo:margin-top="0in" fo:margin-bottom="0in" loext:contextual-spacing="false" fo:line-height="100%"/>
      <style:text-properties style:font-name="Times New Roman" fo:font-size="11pt" fo:font-weight="bold" style:font-name-asian="Times New Roman1" style:font-size-asian="11pt" style:font-weight-asian="bold" style:font-name-complex="Times New Roman1" style:font-size-complex="11pt"/>
    </style:style>
    <style:style style:name="P9" style:family="paragraph" style:parent-style-name="normal">
      <style:paragraph-properties fo:margin-top="0in" fo:margin-bottom="0in" loext:contextual-spacing="false" fo:line-height="100%"/>
      <style:text-properties style:font-name="Times New Roman" fo:font-size="11pt" fo:font-weight="bold" officeooo:rsid="001109a4" officeooo:paragraph-rsid="001109a4" style:font-name-asian="Times New Roman1" style:font-size-asian="11pt" style:font-weight-asian="bold" style:font-name-complex="Times New Roman1" style:font-size-complex="11pt"/>
    </style:style>
    <style:style style:name="P10" style:family="paragraph" style:parent-style-name="normal">
      <style:paragraph-properties fo:margin-top="0in" fo:margin-bottom="0in" loext:contextual-spacing="false" fo:line-height="100%"/>
      <style:text-properties style:font-name="Times New Roman" fo:font-size="10pt" style:font-name-asian="Times New Roman1" style:font-size-asian="10pt" style:font-name-complex="Times New Roman1" style:font-size-complex="10pt"/>
    </style:style>
    <style:style style:name="P11" style:family="paragraph" style:parent-style-name="normal">
      <style:paragraph-properties fo:margin-top="0in" fo:margin-bottom="0in" loext:contextual-spacing="false" fo:line-height="100%"/>
      <style:text-properties style:font-name="Times New Roman" fo:font-size="10pt" officeooo:paragraph-rsid="000fc3a0" style:font-name-asian="Times New Roman1" style:font-size-asian="10pt" style:font-name-complex="Times New Roman1" style:font-size-complex="10pt"/>
    </style:style>
    <style:style style:name="P12" style:family="paragraph" style:parent-style-name="normal">
      <style:paragraph-properties fo:margin-top="0in" fo:margin-bottom="0in" loext:contextual-spacing="false" fo:line-height="100%"/>
      <style:text-properties style:font-name="Times New Roman" fo:font-size="10pt" officeooo:rsid="001cd417" officeooo:paragraph-rsid="002ce369" style:font-name-asian="Times New Roman1" style:font-size-asian="10pt" style:font-name-complex="Times New Roman1" style:font-size-complex="10pt"/>
    </style:style>
    <style:style style:name="P13" style:family="paragraph" style:parent-style-name="normal">
      <style:paragraph-properties fo:margin-top="0in" fo:margin-bottom="0in" loext:contextual-spacing="false" fo:line-height="100%"/>
      <style:text-properties style:font-name="Times New Roman" fo:font-size="10pt" officeooo:rsid="001cd417" officeooo:paragraph-rsid="0029832f" style:font-name-asian="Times New Roman1" style:font-size-asian="10pt" style:font-name-complex="Times New Roman1" style:font-size-complex="10pt"/>
    </style:style>
    <style:style style:name="P14" style:family="paragraph" style:parent-style-name="normal">
      <style:paragraph-properties fo:margin-top="0in" fo:margin-bottom="0in" loext:contextual-spacing="false" fo:line-height="100%"/>
      <style:text-properties style:font-name="Times New Roman" fo:font-size="10pt" officeooo:rsid="0030a780" officeooo:paragraph-rsid="0030a780" style:font-name-asian="Times New Roman1" style:font-size-asian="10pt" style:font-name-complex="Times New Roman1" style:font-size-complex="10pt"/>
    </style:style>
    <style:style style:name="P15" style:family="paragraph" style:parent-style-name="normal">
      <style:paragraph-properties fo:margin-top="0in" fo:margin-bottom="0in" loext:contextual-spacing="false" fo:line-height="100%"/>
      <style:text-properties style:font-name="Times New Roman" fo:font-size="10pt" officeooo:paragraph-rsid="001109a4" style:font-name-asian="Times New Roman1" style:font-size-asian="10pt" style:font-name-complex="Times New Roman1"/>
    </style:style>
    <style:style style:name="P16" style:family="paragraph" style:parent-style-name="normal">
      <style:paragraph-properties fo:margin-left="0.5in" fo:margin-right="0in" fo:margin-top="0in" fo:margin-bottom="0in" loext:contextual-spacing="false" fo:line-height="100%" fo:text-indent="0in" style:auto-text-indent="false"/>
      <style:text-properties officeooo:paragraph-rsid="000fc3a0"/>
    </style:style>
    <style:style style:name="P17" style:family="paragraph" style:parent-style-name="normal">
      <style:paragraph-properties fo:margin-left="0.5in" fo:margin-right="0in" fo:margin-top="0in" fo:margin-bottom="0in" loext:contextual-spacing="false" fo:line-height="100%" fo:text-indent="0in" style:auto-text-indent="false"/>
      <style:text-properties officeooo:paragraph-rsid="00246975"/>
    </style:style>
    <style:style style:name="P18" style:family="paragraph" style:parent-style-name="normal">
      <style:paragraph-properties fo:margin-left="0.5in" fo:margin-right="0in" fo:margin-top="0in" fo:margin-bottom="0in" loext:contextual-spacing="false" fo:text-indent="0in" style:auto-text-indent="false"/>
      <style:text-properties style:font-name="Times New Roman" fo:font-size="10.5pt" fo:font-weight="bold" style:font-name-asian="Times New Roman1" style:font-size-asian="10.5pt" style:font-weight-asian="bold" style:font-name-complex="Times New Roman1" style:font-size-complex="10.5pt"/>
    </style:style>
    <style:style style:name="P19" style:family="paragraph" style:parent-style-name="normal">
      <style:paragraph-properties fo:margin-left="0.5in" fo:margin-right="0in" fo:margin-top="0in" fo:margin-bottom="0in" loext:contextual-spacing="false" fo:text-indent="0in" style:auto-text-indent="false"/>
      <style:text-properties style:font-name="Times New Roman" fo:font-size="10pt" style:font-name-asian="Times New Roman1" style:font-size-asian="10pt" style:font-name-complex="Times New Roman1" style:font-size-complex="10pt"/>
    </style:style>
    <style:style style:name="P20" style:family="paragraph" style:parent-style-name="normal">
      <style:paragraph-properties fo:margin-left="0.5in" fo:margin-right="0in" fo:margin-top="0in" fo:margin-bottom="0in" loext:contextual-spacing="false" fo:text-indent="0in" style:auto-text-indent="false"/>
      <style:text-properties style:font-name="Times New Roman" fo:font-size="10pt" officeooo:paragraph-rsid="00246975" style:font-name-asian="Times New Roman1" style:font-size-asian="10pt" style:font-name-complex="Times New Roman1" style:font-size-complex="10pt"/>
    </style:style>
    <style:style style:name="P21" style:family="paragraph" style:parent-style-name="normal">
      <style:paragraph-properties fo:margin-left="0.5in" fo:margin-right="0in" fo:margin-top="0in" fo:margin-bottom="0in" loext:contextual-spacing="false" fo:text-indent="0in" style:auto-text-indent="false"/>
      <style:text-properties style:font-name="Times New Roman" fo:font-size="10pt" officeooo:paragraph-rsid="00246975" style:font-name-asian="Times New Roman1" style:font-size-asian="10pt" style:font-name-complex="Times New Roman1"/>
    </style:style>
    <style:style style:name="P22" style:family="paragraph" style:parent-style-name="normal">
      <style:paragraph-properties fo:margin-left="0.5in" fo:margin-right="0in" fo:margin-top="0in" fo:margin-bottom="0in" loext:contextual-spacing="false" fo:text-indent="0in" style:auto-text-indent="false"/>
      <style:text-properties officeooo:paragraph-rsid="00246975"/>
    </style:style>
    <style:style style:name="P23" style:family="paragraph" style:parent-style-name="normal">
      <style:paragraph-properties fo:margin-left="0in" fo:margin-right="0in" fo:margin-top="0in" fo:margin-bottom="0in" loext:contextual-spacing="false" fo:text-indent="0.5in" style:auto-text-indent="false"/>
      <style:text-properties fo:font-size="10pt" style:font-size-asian="10pt" style:font-size-complex="10pt"/>
    </style:style>
    <style:style style:name="P24" style:family="paragraph" style:parent-style-name="normal">
      <style:paragraph-properties fo:margin-left="0in" fo:margin-right="0in" fo:margin-top="0in" fo:margin-bottom="0in" loext:contextual-spacing="false" fo:line-height="100%" fo:text-indent="0.5in" style:auto-text-indent="false"/>
      <style:text-properties fo:font-size="10pt" officeooo:paragraph-rsid="001b932d" style:font-size-asian="10pt" style:font-size-complex="10pt"/>
    </style:style>
    <style:style style:name="P25" style:family="paragraph" style:parent-style-name="normal">
      <style:paragraph-properties fo:margin-left="0in" fo:margin-right="0in" fo:margin-top="0in" fo:margin-bottom="0in" loext:contextual-spacing="false" fo:text-indent="0.5in" style:auto-text-indent="false"/>
      <style:text-properties style:font-name="Times New Roman" fo:font-size="10.5pt" fo:font-weight="bold" style:font-name-asian="Times New Roman1" style:font-size-asian="10.5pt" style:font-weight-asian="bold" style:font-name-complex="Times New Roman1" style:font-size-complex="10.5pt"/>
    </style:style>
    <style:style style:name="P26" style:family="paragraph" style:parent-style-name="normal">
      <style:paragraph-properties fo:margin-left="0in" fo:margin-right="0in" fo:margin-top="0in" fo:margin-bottom="0in" loext:contextual-spacing="false" fo:line-height="100%" fo:text-indent="0.5in" style:auto-text-indent="false"/>
    </style:style>
    <style:style style:name="P27" style:family="paragraph" style:parent-style-name="Heading_20_1">
      <style:paragraph-properties fo:line-height="150%"/>
      <style:text-properties fo:font-size="11pt" fo:font-weight="normal" style:font-size-asian="11pt" style:font-weight-asian="normal"/>
    </style:style>
    <style:style style:name="P28" style:family="paragraph" style:parent-style-name="Heading_20_1">
      <style:paragraph-properties fo:line-height="200%"/>
      <style:text-properties fo:font-size="3pt" fo:font-weight="normal" officeooo:rsid="000d389f" officeooo:paragraph-rsid="000d389f" style:font-size-asian="3pt" style:font-weight-asian="normal" style:font-size-complex="3pt"/>
    </style:style>
    <style:style style:name="P29" style:family="paragraph" style:parent-style-name="normal">
      <style:paragraph-properties fo:margin-left="0in" fo:margin-right="0in" fo:margin-top="0in" fo:margin-bottom="0in" loext:contextual-spacing="false" fo:line-height="100%" fo:text-indent="0in" style:auto-text-indent="false"/>
      <style:text-properties style:font-name="Times New Roman" fo:font-size="11pt" fo:font-weight="bold" officeooo:rsid="001109a4" officeooo:paragraph-rsid="001109a4" style:font-name-asian="Times New Roman1" style:font-size-asian="11pt" style:font-weight-asian="bold" style:font-name-complex="Times New Roman1" style:font-size-complex="11pt"/>
    </style:style>
    <style:style style:name="P30" style:family="paragraph" style:parent-style-name="normal">
      <style:paragraph-properties fo:margin-left="0in" fo:margin-right="0in" fo:margin-top="0in" fo:margin-bottom="0in" loext:contextual-spacing="false" fo:text-indent="0in" style:auto-text-indent="false"/>
      <style:text-properties style:font-name="Times New Roman" fo:font-size="10pt" style:font-name-asian="Times New Roman1" style:font-size-asian="10pt" style:font-name-complex="Times New Roman1" style:font-size-complex="10pt"/>
    </style:style>
    <style:style style:name="P31" style:family="paragraph" style:parent-style-name="normal">
      <style:paragraph-properties fo:margin-left="0in" fo:margin-right="0in" fo:margin-top="0in" fo:margin-bottom="0in" loext:contextual-spacing="false" fo:line-height="100%" fo:text-indent="0in" style:auto-text-indent="false"/>
      <style:text-properties style:font-name="Times New Roman" fo:font-size="10pt" style:font-name-asian="Times New Roman1" style:font-size-asian="10pt" style:font-name-complex="Times New Roman1" style:font-size-complex="10pt"/>
    </style:style>
    <style:style style:name="P32" style:family="paragraph" style:parent-style-name="normal">
      <style:paragraph-properties fo:margin-left="0in" fo:margin-right="0in" fo:margin-top="0in" fo:margin-bottom="0in" loext:contextual-spacing="false" fo:line-height="100%" fo:text-indent="0in" style:auto-text-indent="false"/>
    </style:style>
    <style:style style:name="P33" style:family="paragraph" style:parent-style-name="normal">
      <style:paragraph-properties fo:margin-left="0in" fo:margin-right="0in" fo:margin-top="0in" fo:margin-bottom="0in" loext:contextual-spacing="false" fo:line-height="100%" fo:text-indent="0in" style:auto-text-indent="false"/>
      <style:text-properties officeooo:paragraph-rsid="002f13c0"/>
    </style:style>
    <style:style style:name="P34" style:family="paragraph" style:parent-style-name="normal">
      <style:paragraph-properties fo:margin-left="0in" fo:margin-right="0in" fo:margin-top="0in" fo:margin-bottom="0in" loext:contextual-spacing="false" fo:line-height="100%" fo:text-indent="0in" style:auto-text-indent="false"/>
      <style:text-properties fo:font-size="10pt" officeooo:paragraph-rsid="0018722c" style:font-size-asian="10pt" style:font-size-complex="10pt"/>
    </style:style>
    <style:style style:name="P35" style:family="paragraph" style:parent-style-name="Heading_20_1" style:master-page-name="Standard">
      <style:paragraph-properties style:page-number="auto"/>
    </style:style>
    <style:style style:name="P36" style:family="paragraph" style:parent-style-name="normal">
      <style:paragraph-properties fo:margin-left="0.5in" fo:margin-right="0in" fo:margin-top="0in" fo:margin-bottom="0in" loext:contextual-spacing="false" fo:line-height="100%" fo:text-indent="0in" style:auto-text-indent="false"/>
      <style:text-properties style:font-name="Times New Roman" fo:font-size="10pt" officeooo:paragraph-rsid="00246975" style:font-name-asian="Times New Roman1" style:font-size-asian="10pt" style:font-name-complex="Times New Roman1"/>
    </style:style>
    <style:style style:name="P37" style:family="paragraph" style:parent-style-name="normal">
      <style:paragraph-properties fo:margin-top="0in" fo:margin-bottom="0in" loext:contextual-spacing="false" fo:line-height="100%"/>
      <style:text-properties fo:font-size="10pt" officeooo:paragraph-rsid="0026dbff" style:font-size-asian="10pt" style:font-size-complex="10pt"/>
    </style:style>
    <style:style style:name="P38" style:family="paragraph" style:parent-style-name="normal">
      <style:paragraph-properties fo:margin-left="0in" fo:margin-right="0in" fo:margin-top="0in" fo:margin-bottom="0in" loext:contextual-spacing="false" fo:text-indent="0in" style:auto-text-indent="false"/>
      <style:text-properties style:font-name="Times New Roman" fo:font-size="10pt" style:font-name-asian="Times New Roman1" style:font-size-asian="10pt" style:font-name-complex="Times New Roman1" style:font-size-complex="10pt"/>
    </style:style>
    <style:style style:name="T1" style:family="text">
      <style:text-properties fo:font-size="11pt" fo:font-weight="normal" style:font-size-asian="11pt" style:font-weight-asian="normal"/>
    </style:style>
    <style:style style:name="T2" style:family="text">
      <style:text-properties fo:font-size="11pt" fo:font-weight="normal" officeooo:rsid="002f6e77" style:font-size-asian="11pt" style:font-weight-asian="normal"/>
    </style:style>
    <style:style style:name="T3" style:family="text">
      <style:text-properties fo:font-size="14pt" style:font-size-asian="14pt"/>
    </style:style>
    <style:style style:name="T4" style:family="text">
      <style:text-properties style:font-name="Times New Roman" fo:font-size="12pt" fo:font-weight="bold" style:font-name-asian="Times New Roman1" style:font-size-asian="12pt" style:font-weight-asian="bold" style:font-name-complex="Times New Roman1"/>
    </style:style>
    <style:style style:name="T5" style:family="text">
      <style:text-properties style:font-name="Times New Roman" fo:font-size="12pt" fo:font-weight="bold" style:font-name-asian="Times New Roman1" style:font-size-asian="12pt" style:font-weight-asian="bold" style:font-name-complex="Times New Roman1" style:font-size-complex="10.5pt"/>
    </style:style>
    <style:style style:name="T6" style:family="text">
      <style:text-properties style:font-name="Times New Roman" fo:font-size="12pt" fo:font-style="italic" style:font-name-asian="Times New Roman1" style:font-size-asian="12pt" style:font-style-asian="italic" style:font-name-complex="Times New Roman1"/>
    </style:style>
    <style:style style:name="T7" style:family="text">
      <style:text-properties style:font-name="Times New Roman" fo:font-size="10pt" style:font-name-asian="Times New Roman1" style:font-size-asian="10pt" style:font-name-complex="Times New Roman1"/>
    </style:style>
    <style:style style:name="T8" style:family="text">
      <style:text-properties style:font-name="Times New Roman" fo:font-size="10pt" officeooo:rsid="000fc3a0" style:font-name-asian="Times New Roman1" style:font-size-asian="10pt" style:font-name-complex="Times New Roman1"/>
    </style:style>
    <style:style style:name="T9" style:family="text">
      <style:text-properties style:font-name="Times New Roman" fo:font-size="10pt" officeooo:rsid="001109a4" style:font-name-asian="Times New Roman1" style:font-size-asian="10pt" style:font-name-complex="Times New Roman1"/>
    </style:style>
    <style:style style:name="T10" style:family="text">
      <style:text-properties style:font-name="Times New Roman" fo:font-size="10pt" style:font-name-asian="Times New Roman1" style:font-size-asian="10pt" style:font-name-complex="Times New Roman1" style:font-size-complex="10pt"/>
    </style:style>
    <style:style style:name="T11" style:family="text">
      <style:text-properties style:font-name="Times New Roman" fo:font-size="10pt" officeooo:rsid="0018d899" style:font-name-asian="Times New Roman1" style:font-size-asian="10pt" style:font-name-complex="Times New Roman1"/>
    </style:style>
    <style:style style:name="T12" style:family="text">
      <style:text-properties style:font-name="Times New Roman" fo:font-size="10pt" officeooo:rsid="001cd417" style:font-name-asian="Times New Roman1" style:font-size-asian="10pt" style:font-name-complex="Times New Roman1"/>
    </style:style>
    <style:style style:name="T13" style:family="text">
      <style:text-properties style:font-name="Times New Roman" fo:font-size="10pt" officeooo:rsid="0026b3c3" style:font-name-asian="Times New Roman1" style:font-size-asian="10pt" style:font-name-complex="Times New Roman1"/>
    </style:style>
    <style:style style:name="T14" style:family="text">
      <style:text-properties style:font-name="Times New Roman" fo:font-size="10pt" officeooo:rsid="002ce369" style:font-name-asian="Times New Roman1" style:font-size-asian="10pt" style:font-name-complex="Times New Roman1"/>
    </style:style>
    <style:style style:name="T15" style:family="text">
      <style:text-properties style:font-name="Times New Roman" fo:font-size="10pt" fo:font-style="italic" style:font-name-asian="Times New Roman1" style:font-size-asian="10pt" style:font-style-asian="italic" style:font-name-complex="Times New Roman1"/>
    </style:style>
    <style:style style:name="T16" style:family="text">
      <style:text-properties style:font-name="Times New Roman" fo:font-size="10pt" fo:font-weight="bold" style:font-name-asian="Times New Roman1" style:font-size-asian="10pt" style:font-weight-asian="bold" style:font-name-complex="Times New Roman1"/>
    </style:style>
    <style:style style:name="T17" style:family="text">
      <style:text-properties style:font-name="Times New Roman" fo:font-size="10pt" fo:font-weight="bold" style:font-name-asian="Times New Roman1" style:font-size-asian="10pt" style:font-weight-asian="bold" style:font-name-complex="Times New Roman1" style:font-size-complex="10pt"/>
    </style:style>
    <style:style style:name="T18" style:family="text">
      <style:text-properties style:font-name="Times New Roman" fo:font-size="10pt" fo:font-weight="normal" style:font-name-asian="Times New Roman1" style:font-size-asian="10pt" style:font-weight-asian="normal" style:font-name-complex="Times New Roman1" style:font-weight-complex="normal"/>
    </style:style>
    <style:style style:name="T19" style:family="text">
      <style:text-properties style:font-name="Times New Roman" fo:font-weight="bold" style:font-name-asian="Times New Roman1" style:font-weight-asian="bold" style:font-name-complex="Times New Roman1"/>
    </style:style>
    <style:style style:name="T20" style:family="text">
      <style:text-properties style:font-name="Times New Roman" style:font-name-asian="Times New Roman1" style:font-name-complex="Times New Roman1"/>
    </style:style>
    <style:style style:name="T21" style:family="text">
      <style:text-properties style:font-name="Times New Roman" officeooo:rsid="00136941" style:font-name-asian="Times New Roman1" style:font-name-complex="Times New Roman1"/>
    </style:style>
    <style:style style:name="T22" style:family="text">
      <style:text-properties style:font-name="Times New Roman" officeooo:rsid="0013cec9" style:font-name-asian="Times New Roman1" style:font-name-complex="Times New Roman1"/>
    </style:style>
    <style:style style:name="T23" style:family="text">
      <style:text-properties style:font-name="Times New Roman" officeooo:rsid="0014baf2" style:font-name-asian="Times New Roman1" style:font-name-complex="Times New Roman1"/>
    </style:style>
    <style:style style:name="T24" style:family="text">
      <style:text-properties style:font-name="Times New Roman" officeooo:rsid="00174d83" style:font-name-asian="Times New Roman1" style:font-name-complex="Times New Roman1"/>
    </style:style>
    <style:style style:name="T25" style:family="text">
      <style:text-properties style:font-name="Times New Roman" officeooo:rsid="0019ec37" style:font-name-asian="Times New Roman1" style:font-name-complex="Times New Roman1"/>
    </style:style>
    <style:style style:name="T26" style:family="text">
      <style:text-properties style:font-name="Times New Roman" officeooo:rsid="001ab29c" style:font-name-asian="Times New Roman1" style:font-name-complex="Times New Roman1"/>
    </style:style>
    <style:style style:name="T27" style:family="text">
      <style:text-properties style:font-name="Times New Roman" officeooo:rsid="001ac810" style:font-name-asian="Times New Roman1" style:font-name-complex="Times New Roman1"/>
    </style:style>
    <style:style style:name="T28" style:family="text">
      <style:text-properties style:font-name="Times New Roman" officeooo:rsid="001cd417" style:font-name-asian="Times New Roman1" style:font-name-complex="Times New Roman1"/>
    </style:style>
    <style:style style:name="T29" style:family="text">
      <style:text-properties style:font-name="Times New Roman" officeooo:rsid="001e5a69" style:font-name-asian="Times New Roman1" style:font-name-complex="Times New Roman1"/>
    </style:style>
    <style:style style:name="T30" style:family="text">
      <style:text-properties style:font-name="Times New Roman" officeooo:rsid="00246975" style:font-name-asian="Times New Roman1" style:font-name-complex="Times New Roman1"/>
    </style:style>
    <style:style style:name="T31" style:family="text">
      <style:text-properties style:font-name="Times New Roman" officeooo:rsid="0024e168" style:font-name-asian="Times New Roman1" style:font-name-complex="Times New Roman1"/>
    </style:style>
    <style:style style:name="T32" style:family="text">
      <style:text-properties style:font-name="Times New Roman" officeooo:rsid="00256b17" style:font-name-asian="Times New Roman1" style:font-name-complex="Times New Roman1"/>
    </style:style>
    <style:style style:name="T33" style:family="text">
      <style:text-properties style:font-name="Times New Roman" officeooo:rsid="0026dbff" style:font-name-asian="Times New Roman1" style:font-name-complex="Times New Roman1"/>
    </style:style>
    <style:style style:name="T34" style:family="text">
      <style:text-properties style:font-name="Times New Roman" officeooo:rsid="0028147d" style:font-name-asian="Times New Roman1" style:font-name-complex="Times New Roman1"/>
    </style:style>
    <style:style style:name="T35" style:family="text">
      <style:text-properties style:font-name="Times New Roman" officeooo:rsid="0030a780" style:font-name-asian="Times New Roman1" style:font-name-complex="Times New Roman1"/>
    </style:style>
    <style:style style:name="T36" style:family="text">
      <style:text-properties style:font-name="Times New Roman" officeooo:rsid="00325c4e" style:font-name-asian="Times New Roman1" style:font-name-complex="Times New Roman1"/>
    </style:style>
    <style:style style:name="T37" style:family="text">
      <style:text-properties style:font-name="Times New Roman" officeooo:rsid="00341aa8" style:font-name-asian="Times New Roman1" style:font-name-complex="Times New Roman1"/>
    </style:style>
    <style:style style:name="T38" style:family="text">
      <style:text-properties style:font-name="Times New Roman" officeooo:rsid="00353243" style:font-name-asian="Times New Roman1" style:font-name-complex="Times New Roman1"/>
    </style:style>
    <style:style style:name="T39" style:family="text">
      <style:text-properties style:font-name="Times New Roman" fo:font-style="italic" style:font-name-asian="Times New Roman1" style:font-style-asian="italic" style:font-name-complex="Times New Roman1"/>
    </style:style>
    <style:style style:name="T40" style:family="text">
      <style:text-properties style:font-name="Times New Roman" fo:font-style="italic" style:font-name-asian="Times New Roman1" style:font-style-asian="italic" style:font-name-complex="Times New Roman1" style:font-style-complex="italic"/>
    </style:style>
    <style:style style:name="T41" style:family="text">
      <style:text-properties style:font-name="Times New Roman" fo:font-style="italic" officeooo:rsid="0018d899" style:font-name-asian="Times New Roman1" style:font-style-asian="italic" style:font-name-complex="Times New Roman1" style:font-style-complex="italic"/>
    </style:style>
    <style:style style:name="T42" style:family="text">
      <style:text-properties style:font-name="Times New Roman" fo:font-style="italic" officeooo:rsid="001b932d" style:font-name-asian="Times New Roman1" style:font-style-asian="italic" style:font-name-complex="Times New Roman1" style:font-style-complex="italic"/>
    </style:style>
    <style:style style:name="T43" style:family="text">
      <style:text-properties style:font-name="Times New Roman" fo:font-size="10.5pt" fo:font-weight="bold" style:font-name-asian="Times New Roman1" style:font-size-asian="10.5pt" style:font-weight-asian="bold" style:font-name-complex="Times New Roman1" style:font-size-complex="10.5pt"/>
    </style:style>
    <style:style style:name="T44" style:family="text">
      <style:text-properties style:font-name="Times New Roman" fo:font-size="10.5pt" fo:font-weight="bold" officeooo:rsid="000fc3a0" style:font-name-asian="Times New Roman1" style:font-size-asian="10.5pt" style:font-weight-asian="bold" style:font-name-complex="Times New Roman1" style:font-size-complex="10.5pt"/>
    </style:style>
    <style:style style:name="T45" style:family="text">
      <style:text-properties style:font-name="Times New Roman" fo:font-size="10.5pt" fo:font-weight="bold" officeooo:rsid="0012f2d9" style:font-name-asian="Times New Roman1" style:font-size-asian="10.5pt" style:font-weight-asian="bold" style:font-name-complex="Times New Roman1" style:font-size-complex="10.5pt"/>
    </style:style>
    <style:style style:name="T46" style:family="text">
      <style:text-properties style:font-name="Times New Roman" fo:font-size="10.5pt" fo:font-weight="bold" officeooo:rsid="00167b77" style:font-name-asian="Times New Roman1" style:font-size-asian="10.5pt" style:font-weight-asian="bold" style:font-name-complex="Times New Roman1" style:font-size-complex="10.5pt"/>
    </style:style>
    <style:style style:name="T47" style:family="text">
      <style:text-properties style:font-name="Times New Roman" fo:font-size="10.5pt" fo:font-weight="bold" officeooo:rsid="001b932d" style:font-name-asian="Times New Roman1" style:font-size-asian="10.5pt" style:font-weight-asian="bold" style:font-name-complex="Times New Roman1" style:font-size-complex="10.5pt"/>
    </style:style>
    <style:style style:name="T48" style:family="text">
      <style:text-properties style:font-name="Times New Roman" fo:font-size="10.5pt" fo:font-weight="bold" officeooo:rsid="001cd417" style:font-name-asian="Times New Roman1" style:font-size-asian="10.5pt" style:font-weight-asian="bold" style:font-name-complex="Times New Roman1" style:font-size-complex="10.5pt"/>
    </style:style>
    <style:style style:name="T49" style:family="text">
      <style:text-properties style:font-name="Times New Roman" fo:font-size="10.5pt" fo:font-weight="bold" officeooo:rsid="002031e1" style:font-name-asian="Times New Roman1" style:font-size-asian="10.5pt" style:font-weight-asian="bold" style:font-name-complex="Times New Roman1" style:font-size-complex="10.5pt"/>
    </style:style>
    <style:style style:name="T50" style:family="text">
      <style:text-properties style:font-name="Times New Roman" fo:font-size="10.5pt" fo:font-weight="bold" officeooo:rsid="00217ec3" style:font-name-asian="Times New Roman1" style:font-size-asian="10.5pt" style:font-weight-asian="bold" style:font-name-complex="Times New Roman1" style:font-size-complex="10.5pt"/>
    </style:style>
    <style:style style:name="T51" style:family="text">
      <style:text-properties style:font-name="Times New Roman" fo:font-size="10.5pt" fo:font-weight="bold" officeooo:rsid="0023082a" style:font-name-asian="Times New Roman1" style:font-size-asian="10.5pt" style:font-weight-asian="bold" style:font-name-complex="Times New Roman1" style:font-size-complex="10.5pt"/>
    </style:style>
    <style:style style:name="T52" style:family="text">
      <style:text-properties style:font-name="Times New Roman" fo:font-size="10.5pt" fo:font-weight="bold" officeooo:rsid="00246975" style:font-name-asian="Times New Roman1" style:font-size-asian="10.5pt" style:font-weight-asian="bold" style:font-name-complex="Times New Roman1" style:font-size-complex="10.5pt"/>
    </style:style>
    <style:style style:name="T53" style:family="text">
      <style:text-properties style:font-name="Times New Roman" fo:font-size="10.5pt" fo:font-weight="bold" officeooo:rsid="00256b17" style:font-name-asian="Times New Roman1" style:font-size-asian="10.5pt" style:font-weight-asian="bold" style:font-name-complex="Times New Roman1" style:font-size-complex="10.5pt"/>
    </style:style>
    <style:style style:name="T54" style:family="text">
      <style:text-properties style:font-name="Times New Roman" fo:font-size="10.5pt" fo:font-weight="bold" officeooo:rsid="0026b3c3" style:font-name-asian="Times New Roman1" style:font-size-asian="10.5pt" style:font-weight-asian="bold" style:font-name-complex="Times New Roman1" style:font-size-complex="10.5pt"/>
    </style:style>
    <style:style style:name="T55" style:family="text">
      <style:text-properties style:font-name="Times New Roman" fo:font-size="10.5pt" fo:font-weight="bold" officeooo:rsid="0029832f" style:font-name-asian="Times New Roman1" style:font-size-asian="10.5pt" style:font-weight-asian="bold" style:font-name-complex="Times New Roman1" style:font-size-complex="10.5pt"/>
    </style:style>
    <style:style style:name="T56" style:family="text">
      <style:text-properties style:font-name="Times New Roman" fo:font-size="10.5pt" fo:font-weight="bold" officeooo:rsid="002e5459" style:font-name-asian="Times New Roman1" style:font-size-asian="10.5pt" style:font-weight-asian="bold" style:font-name-complex="Times New Roman1" style:font-size-complex="10.5pt"/>
    </style:style>
    <style:style style:name="T57" style:family="text">
      <style:text-properties style:font-size-complex="10pt"/>
    </style:style>
    <style:style style:name="T58" style:family="text">
      <style:text-properties officeooo:rsid="00256b17"/>
    </style:style>
    <style:style style:name="T59" style:family="text">
      <style:text-properties officeooo:rsid="0028147d"/>
    </style:style>
    <style:style style:name="T60" style:family="text">
      <style:text-properties officeooo:rsid="0029832f"/>
    </style:style>
    <style:style style:name="T61" style:family="text">
      <style:text-properties officeooo:rsid="002b8300"/>
    </style:style>
    <style:style style:name="T62" style:family="text">
      <style:text-properties officeooo:rsid="002ce36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text:span text:style-name="T1">(626) 475-6283</text:span><text:span text:style-name="T3"> <text:s text:c="30"/>Nathanial Hapeman <text:s text:c="13"/></text:span><text:span text:style-name="T1"><text:s text:c="16"/></text:span><text:span text:style-name="T2">Los Angeles</text:span><text:span text:style-name="T1">, CA</text:span></text:h>
      <text:h text:style-name="P27" text:outline-level="1">Portfolio: nhapeman.com <text:s text:c="78"/>Email: <text:s/><text:span text:style-name="T59">n</text:span>hapeman@gmail.com</text:h>
      <text:h text:style-name="P28" text:outline-level="1">01010100 01101000 01100101 01110010 01100101 00100000 01101001 01110011 00100000 01101110 01101111 00100000 01110011 01110101 01100010 01110011 01110100 01101001 01110100 01110101 01110100 01100101 00100000 01100110 01101111 01110010 00100000 01101000 01100001 01110010 01100100 00100000 01110111 01101111 01110010 01101011 00101110</text:h>
      <text:p text:style-name="P8">Education</text:p>
      <text:p text:style-name="P2"><text:span text:style-name="T5"><text:tab/></text:span><text:span text:style-name="T43">University of California, Riverside </text:span><text:span text:style-name="T10"><text:s text:c="2"/></text:span><text:span text:style-name="T7"><text:s text:c="72"/></text:span><text:span text:style-name="T15">Sept 2008 - Dec 2013</text:span><text:span text:style-name="T20"> <text:s text:c="8"/></text:span><text:span text:style-name="T15"><text:s text:c="102"/></text:span><text:span text:style-name="T39"><text:s text:c="7"/></text:span><text:span text:style-name="T6"><text:s text:c="34"/><text:tab/> <text:s text:c="4"/></text:span><text:span text:style-name="T7">Bachelor of Science, Mechanical Engineering <text:s text:c="76"/></text:span><text:span text:style-name="T15">GPA 3.14</text:span></text:p>
      <text:p text:style-name="P32"><text:span text:style-name="T7"><text:tab/> <text:s text:c="5"/>Minor, Computer Science <text:s text:c="24"/></text:span><text:span text:style-name="T15"><text:s text:c="18"/></text:span><text:span text:style-name="T7"><text:s text:c="11"/></text:span><text:span text:style-name="T15"><text:s text:c="55"/>GPA 3.63</text:span></text:p>
      <text:p text:style-name="P9">Professional Experience</text:p>
      <text:p text:style-name="P34"><text:span text:style-name="T50"><text:tab/></text:span><text:span text:style-name="T51">Geospatial</text:span><text:span text:style-name="T50"> </text:span><text:span text:style-name="T52">Game</text:span><text:span text:style-name="T46"> Development, </text:span><text:span text:style-name="T43">Applied </text:span><text:span text:style-name="T44">Inven</text:span><text:span text:style-name="T49">tion <text:s text:c="12"/></text:span><text:span text:style-name="T43"><text:s text:c="17"/></text:span><text:span text:style-name="T20"><text:s text:c="21"/></text:span><text:span text:style-name="T30">J</text:span><text:span text:style-name="T41">une</text:span><text:span text:style-name="T40"> 2014-Present</text:span></text:p>
      <text:p text:style-name="P5"><text:span text:style-name="T24"><text:s/><text:tab/> <text:s text:c="5"/></text:span><text:span text:style-name="T30">c++ </text:span><text:span text:style-name="T31">e</text:span><text:span text:style-name="T30">ngine runs on top of Panda3D and </text:span><text:span text:style-name="T31">uses</text:span><text:span text:style-name="T30"> a </text:span><text:span text:style-name="T31">R</text:span><text:span text:style-name="T30">edhat </text:span><text:span text:style-name="T31">M</text:span><text:span text:style-name="T30">apserver for </text:span><text:span text:style-name="T31">high-res</text:span><text:span text:style-name="T30"> terrain imagery</text:span></text:p>
      <text:p text:style-name="P5"><text:span text:style-name="T24"><text:tab/> <text:s text:c="5"/>Maintaining </text:span><text:span text:style-name="T26">and assembling</text:span><text:span text:style-name="T24"> </text:span><text:span text:style-name="T21">Redhat Mapserver</text:span><text:span text:style-name="T25">s</text:span><text:span text:style-name="T21">,</text:span><text:span text:style-name="T24"> creat</text:span><text:span text:style-name="T27">ing</text:span><text:span text:style-name="T24"> customized Redhat isos</text:span></text:p>
      <text:p text:style-name="P4"><text:span text:style-name="T24"><text:tab/> <text:s text:c="5"/>Developed a file system diagnostics website </text:span><text:span text:style-name="T21">for </text:span><text:span text:style-name="T34">Redhat</text:span><text:span text:style-name="T21"> Mapserver</text:span></text:p>
      <text:p text:style-name="P4"><text:span text:style-name="T23"><text:tab/> <text:s text:c="5"/></text:span><text:span text:style-name="T32">Modified terrain system and UI to allow users to switch terrain layers dynamically</text:span></text:p>
      <text:p text:style-name="P4"><text:span text:style-name="T24"><text:s/><text:tab/> <text:s text:c="5"/></text:span><text:span text:style-name="T31">Rewrote water shader to fix z-fighting and to </text:span><text:span text:style-name="T32">incorporate</text:span><text:span text:style-name="T31"> bathymethry data</text:span></text:p>
      <text:p text:style-name="P6"><text:span text:style-name="T22"><text:tab/> <text:s text:c="5"/></text:span><text:span text:style-name="T23">Built a hotkey menu system that allows users to customize and define new hotkeys</text:span></text:p>
      <text:p text:style-name="P6"><text:span text:style-name="T23"><text:tab/> <text:s text:c="5"/></text:span><text:span text:style-name="T35">Added numerous algorithms like </text:span><text:span text:style-name="T36">a </text:span><text:span text:style-name="T35">semi-realistic radar detection </text:span><text:span text:style-name="T36">or a 3D network visualizer</text:span></text:p>
      <text:p text:style-name="P14"><text:s text:c="20"/>Adding an eye tracking system to engine and implemeted Kalman filter to smooth user eye data</text:p>
      <text:p text:style-name="P6"><text:span text:style-name="T23"><text:tab/> <text:s text:c="5"/></text:span><text:span text:style-name="T37">Front End</text:span><text:span text:style-name="T33"> </text:span><text:span text:style-name="T37">D</text:span><text:span text:style-name="T33">evelopment using HTML, Sass, </text:span><text:span text:style-name="T37">AngularJS,</text:span><text:span text:style-name="T33"> Grunt, </text:span><text:span text:style-name="T37">jQuery, </text:span><text:span text:style-name="T38">CSS</text:span></text:p>
      <text:p text:style-name="P11"><text:s text:c="5"/><text:tab/> <text:s text:c="5"/><text:span text:style-name="T58">Other things such as writing</text:span> camera classes, diagnostic tools, AutoHotKey scripts, <text:span text:style-name="T59">demos</text:span></text:p>
      <text:p text:style-name="P24"><text:span text:style-name="T54">Part-time</text:span><text:span text:style-name="T53"> </text:span><text:span text:style-name="T47">Full Stack/ </text:span><text:span text:style-name="T55">Python Developer</text:span><text:span text:style-name="T48">, FrackOptima</text:span><text:span text:style-name="T43"> <text:s text:c="7"/></text:span><text:span text:style-name="T20"><text:s text:c="26"/></text:span><text:span text:style-name="T29"><text:s text:c="10"/></text:span><text:span text:style-name="T28"><text:s/></text:span><text:span text:style-name="T42">May</text:span><text:span text:style-name="T40"> 201</text:span><text:span text:style-name="T42">6</text:span><text:span text:style-name="T40">-Present</text:span></text:p>
      <text:p text:style-name="P13"><text:tab/> <text:s text:c="5"/><text:span text:style-name="T60">Improve company website that uses </text:span>Flask microframework, CSS, jQuery, Jinja2, AWS</text:p>
      <text:p text:style-name="P13"><text:tab/> <text:s text:c="5"/><text:span text:style-name="T61">Restyled entire site and added fields that get populated from aws s3 buckets</text:span></text:p>
      <text:p text:style-name="P12"><text:tab/> <text:s text:c="5"/><text:span text:style-name="T61">Work with fracking software that uses Pyside, a Python binding of the GUI toolkit Qt</text:span></text:p>
      <text:p text:style-name="P29">Personal Projects</text:p>
      <text:p text:style-name="P26"><text:span text:style-name="T43">Web Development (JavaScript, CSS, HTML, </text:span><text:span text:style-name="T45">PHP</text:span><text:span text:style-name="T43">)</text:span></text:p>
      <text:p text:style-name="P3"><text:span text:style-name="T9"><text:tab/> <text:s text:c="5"/></text:span><text:span text:style-name="T12">Developing static website to showcase </text:span><text:span text:style-name="T13">French Bull</text:span><text:span text:style-name="T12">dogs</text:span></text:p>
      <text:p text:style-name="P15"><text:tab/> <text:s text:c="5"/>Built personal portfolio from scratch with custom JavaScript games</text:p>
      <text:p text:style-name="P2"><text:span text:style-name="T19"><text:tab/></text:span><text:span text:style-name="T43">Super Mario Brothers </text:span><text:span text:style-name="T56">Engine</text:span><text:span text:style-name="T43"> (c/c++ and SDL)</text:span></text:p>
      <text:p text:style-name="P10"><text:tab/> <text:s text:c="5"/>Capable of loading, saving, running 60 FPS, changing audio effects</text:p>
      <text:p text:style-name="P31"><text:s text:c="21"/>Uses OO programming, containers, memory management, and Threading</text:p>
      <text:p text:style-name="P25">Desktop Music Player (Java and JavaZoom)</text:p>
      <text:p text:style-name="P30"><text:s text:c="21"/>Designed like iTunes but optimized for playlist management</text:p>
      <text:p text:style-name="P30"><text:s text:c="21"/>Uses multithread synchronization, object serialization, regex filters, swing components</text:p>
      <text:p text:style-name="P23"><text:span text:style-name="T43">Letter Recognition Software (Matlab)</text:span><text:span text:style-name="T19"> </text:span></text:p>
      <text:p text:style-name="P19"><text:s text:c="7"/>Self-guided project not influenced by any other algorithm</text:p>
      <text:p text:style-name="P19"><text:s text:c="7"/>Capable of identifying the letters written in a picture regardless of the font size</text:p>
      <text:p text:style-name="P25">Pacman and Minesweeper Clones (JavaScript)</text:p>
      <text:p text:style-name="P19"><text:s text:c="7"/>Both games use fast algorithms and appropriate data structures for constant lookup time</text:p>
      <text:p text:style-name="P20"><text:s text:c="7"/>Ghost in Pacman use Dijkstra’s algorithm to find shortest path to Pacman</text:p>
      <text:p text:style-name="P25">3D models and simulations (Matlab)</text:p>
      <text:p text:style-name="P20"><text:s text:c="7"/>Awarded top in class for creating a racecar simulation in Matlab</text:p>
      <text:p text:style-name="P20"><text:s text:c="7"/>Developed other models to simulate wind, gravity, jet propulsion, N-body experiments</text:p>
      <text:p text:style-name="P18">iOS Phone Development (Objective-C and Lua)</text:p>
      <text:p text:style-name="P22"><text:span text:style-name="T17"><text:s text:c="7"/></text:span><text:span text:style-name="T7">Built multi-directional shooter using the Corona SDK </text:span><text:span text:style-name="T14">for 48-hour hackaton</text:span></text:p>
      <text:p text:style-name="P21"><text:span text:style-name="T57"><text:s text:c="7"/></text:span>Created a tower defense <text:span text:style-name="T62">game</text:span> using Objective-C</text:p>
      <text:p text:style-name="P7">Skills</text:p>
      <text:p text:style-name="P1"><text:span text:style-name="T4"><text:tab/></text:span><text:span text:style-name="T43">Languages</text:span><text:span text:style-name="T19"> </text:span><text:span text:style-name="T7">(in order of experience)</text:span></text:p>
      <text:p text:style-name="P33"><text:span text:style-name="T10"><text:s text:c="21"/></text:span><text:span text:style-name="T7">c/c++, JavaScript, Python, Java, Bash, </text:span><text:span text:style-name="T11">PHP,</text:span><text:span text:style-name="T7"> Matlab, Objective C, Lua </text:span></text:p>
      <text:p text:style-name="P16"><text:span text:style-name="T43">Sciences</text:span><text:span text:style-name="T16"> </text:span><text:span text:style-name="T18">(in order of experience)</text:span></text:p>
      <text:p text:style-name="P17"><text:span text:style-name="T7"><text:s text:c="7"/></text:span><text:span text:style-name="T8">Algorithms, Statics, Dynamics, </text:span><text:span text:style-name="T7">Graphics, Mechatronics, Thermodynamics, Fluid Mechanics, <text:s/></text:span></text:p>
      <text:p text:style-name="P36"><text:s text:c="7"/>Computer Vision, Machine 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fo:color="#000000" style:font-name="Calibri" fo:font-size="11pt" fo:language="en" fo:country="US" style:letter-kerning="true" style:font-name-asian="Calibri1" style:font-size-asian="11pt" style:language-asian="en" style:country-asian="US" style:font-name-complex="Calibri1" style:font-size-complex="10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fo:color="#000000" style:font-name="Calibri" fo:font-size="11pt" fo:language="en" fo:country="US" style:letter-kerning="true" style:font-name-asian="Calibri1" style:font-size-asian="11pt" style:language-asian="en" style:country-asian="US"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default-outline-level="1" style:list-style-name="" style:class="text">
      <style:paragraph-properties fo:margin-top="0in" fo:margin-bottom="0in" loext:contextual-spacing="false" fo:line-height="100%" fo:keep-together="always"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Heading_20_2" style:display-name="Heading 2" style:family="paragraph" style:default-outline-level="2" style:list-style-name="" style:class="text">
      <style:paragraph-properties fo:margin-top="0.25in" fo:margin-bottom="0.0555in" loext:contextual-spacing="true" fo:keep-together="always" fo:keep-with-next="always"/>
      <style:text-properties fo:font-size="18pt" fo:font-weight="bold" style:font-size-asian="18pt" style:font-weight-asian="bold"/>
    </style:style>
    <style:style style:name="Heading_20_3" style:display-name="Heading 3" style:family="paragraph" style:default-outline-level="3" style:list-style-name="" style:class="text">
      <style:paragraph-properties fo:margin-top="0.1945in" fo:margin-bottom="0.0555in" loext:contextual-spacing="true" fo:keep-together="always" fo:keep-with-next="always"/>
      <style:text-properties fo:font-size="14pt" fo:font-weight="bold" style:font-size-asian="14pt" style:font-weight-asian="bold"/>
    </style:style>
    <style:style style:name="Heading_20_4" style:display-name="Heading 4" style:family="paragraph" style:default-outline-level="4" style:list-style-name="" style:class="text">
      <style:paragraph-properties fo:margin-top="0.1665in" fo:margin-bottom="0.028in" loext:contextual-spacing="true" fo:keep-together="always" fo:keep-with-next="always"/>
      <style:text-properties fo:font-size="12pt" fo:font-weight="bold" style:font-size-asian="12pt" style:font-weight-asian="bold"/>
    </style:style>
    <style:style style:name="Heading_20_5" style:display-name="Heading 5" style:family="paragraph" style:default-outline-level="5" style:list-style-name="" style:class="text">
      <style:paragraph-properties fo:margin-top="0.1528in" fo:margin-bottom="0.028in" loext:contextual-spacing="true" fo:keep-together="always" fo:keep-with-next="always"/>
      <style:text-properties fo:font-weight="bold" style:font-weight-asian="bold"/>
    </style:style>
    <style:style style:name="Heading_20_6" style:display-name="Heading 6" style:family="paragraph" style:default-outline-level="6" style:list-style-name="" style:class="text">
      <style:paragraph-properties fo:margin-top="0.139in" fo:margin-bottom="0.028in" loext:contextual-spacing="true" fo:keep-together="always" fo:keep-with-next="always"/>
      <style:text-properties fo:font-size="10pt" fo:font-weight="bold" style:font-size-asian="10pt" style:font-weight-asian="bold"/>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default-outline-level="" style:class="chapter">
      <style:paragraph-properties fo:margin-top="0.3335in" fo:margin-bottom="0.0835in" loext:contextual-spacing="true" fo:keep-together="always" fo:keep-with-next="always"/>
      <style:text-properties fo:font-size="36pt" fo:font-weight="bold" style:font-size-asian="36pt" style:font-weight-asian="bold"/>
    </style:style>
    <style:style style:name="Subtitle" style:family="paragraph" style:parent-style-name="normal" style:default-outline-level="" style:class="chapter">
      <style:paragraph-properties fo:margin-top="0.25in" fo:margin-bottom="0.0555in" loext:contextual-spacing="tru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thanial.Hapeman.Resume.doc.docx</dc:title>
    <meta:editing-cycles>17</meta:editing-cycles>
    <meta:print-date>2014-11-08T20:04:00</meta:print-date>
    <meta:creation-date>2014-11-08T20:04:00</meta:creation-date>
    <dc:date>2017-01-19T21:49:30.720759709</dc:date>
    <meta:editing-duration>PT1H25M13S</meta:editing-duration>
    <meta:generator>LibreOffice/5.1.4.2$Linux_X86_64 LibreOffice_project/10m0$Build-2</meta:generator>
    <meta:document-statistic meta:table-count="0" meta:image-count="0" meta:object-count="0" meta:page-count="1" meta:paragraph-count="50" meta:word-count="460" meta:character-count="4249" meta:non-whitespace-character-count="2891"/>
    <meta:user-defined meta:name="AppVersion">14.0000</meta:user-defined>
    <meta:user-defined meta:name="Company">n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